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25-06-1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24-07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2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2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21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7-0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2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04-0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5-02-0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10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6-12 21:18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8 21:3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2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10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9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8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7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6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5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4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3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2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4-01-01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31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30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9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8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7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6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5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4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3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2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1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20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9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8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7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6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5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4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3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2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1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10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9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8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7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6 0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2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8 19:1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1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10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9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8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7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6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5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1 16:1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4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3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2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3-01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2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1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10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9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8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7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2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1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4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6-0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30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6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9 22:0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7 20:18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1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71105</text:p>
          </table:table-cell>
          <table:table-cell office:value-type="string" calcext:value-type="string">
            <text:p>APC069</text:p>
          </table:table-cell>
          <table:table-cell office:value-type="string" calcext:value-type="string">
            <text:p>200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56" meta:object-count="0"/>
    <meta:user-defined meta:name="AppVersion">3.0</meta:user-defined>
  </office:meta>
</office:document-meta>
</file>